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loext:fill-use-slide-background="false" draw:textarea-horizontal-align="justify" draw:textarea-vertical-align="middle" draw:auto-grow-height="false" fo:min-height="17.5cm" fo:min-width="21.25cm" loext:decorative="false"/>
    </style:style>
    <style:style style:name="gr2" style:family="graphic" style:parent-style-name="standard">
      <style:graphic-properties draw:fill="none" loext:fill-use-slide-background="false" draw:textarea-horizontal-align="left" draw:textarea-vertical-align="middle" draw:auto-grow-height="false" fo:min-height="4.95cm" fo:min-width="7.85cm" style:writing-mode="lr-tb" loext:decorative="false"/>
      <style:paragraph-properties style:writing-mode="lr-tb"/>
    </style:style>
    <style:style style:name="gr3" style:family="graphic" style:parent-style-name="standard">
      <style:graphic-properties draw:fill="none" loext:fill-use-slide-background="false" draw:textarea-horizontal-align="left" draw:textarea-vertical-align="middle" draw:auto-grow-height="false" fo:min-height="0.9cm" fo:min-width="7.85cm" style:writing-mode="lr-tb" loext:decorative="false"/>
      <style:paragraph-properties style:writing-mode="lr-tb"/>
    </style:style>
    <style:style style:name="gr4" style:family="graphic" style:parent-style-name="standard">
      <style:graphic-properties draw:fill="none" loext:fill-use-slide-background="false" draw:textarea-horizontal-align="center" draw:textarea-vertical-align="middle" draw:auto-grow-height="false" fo:min-height="1.95cm" fo:min-width="2.55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fill="none" loext:fill-use-slide-background="false" draw:textarea-horizontal-align="center" draw:textarea-vertical-align="middle" draw:auto-grow-height="false" fo:min-height="0.7cm" fo:min-width="5.75cm" style:writing-mode="lr-tb" loext:decorative="false"/>
      <style:paragraph-properties style:writing-mode="lr-tb"/>
    </style:style>
    <style:style style:name="gr6" style:family="graphic" style:parent-style-name="standard">
      <style:graphic-properties draw:fill="none" loext:fill-use-slide-background="false" draw:textarea-horizontal-align="center" draw:textarea-vertical-align="middle" draw:auto-grow-height="false" fo:min-height="1.15cm" fo:min-width="5cm" style:writing-mode="lr-tb" loext:decorative="false"/>
      <style:paragraph-properties style:writing-mode="lr-tb"/>
    </style:style>
    <style:style style:name="gr7" style:family="graphic" style:parent-style-name="standard">
      <style:graphic-properties draw:fill="none" loext:fill-use-slide-background="false" draw:textarea-horizontal-align="center" draw:textarea-vertical-align="middle" draw:auto-grow-height="false" fo:min-height="0.7cm" fo:min-width="5.65cm" style:writing-mode="lr-tb" loext:decorative="false"/>
      <style:paragraph-properties style:writing-mode="lr-tb"/>
    </style:style>
    <style:style style:name="gr8" style:family="graphic" style:parent-style-name="objectwithoutfill">
      <style:graphic-properties draw:marker-start="Puntas_20_de_20_flecha_20_3" draw:marker-start-width="0.3cm" draw:marker-end="Puntas_20_de_20_flecha_20_4" draw:marker-end-width="0.3cm" draw:fill="none" draw:textarea-vertical-align="middle" loext:decorative="false"/>
    </style:style>
    <style:style style:name="gr9" style:family="graphic" style:parent-style-name="objectwithoutfill">
      <style:graphic-properties draw:marker-start="Puntas_20_de_20_flecha_20_5" draw:marker-start-width="0.3cm" draw:marker-end="Puntas_20_de_20_flecha_20_6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start="Puntas_20_de_20_flecha_20_7" draw:marker-start-width="0.3cm" draw:marker-end="Puntas_20_de_20_flecha_20_8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start="Puntas_20_de_20_flecha_20_9" draw:marker-start-width="0.3cm" draw:marker-end="Puntas_20_de_20_flecha_20_10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start="Puntas_20_de_20_flecha_20_11" draw:marker-start-width="0.3cm" draw:marker-end="Puntas_20_de_20_flecha_20_12" draw:marker-end-width="0.3cm" draw:fill="none" draw:textarea-vertical-align="middle" loext:decorative="false"/>
    </style:style>
    <style:style style:name="gr13" style:family="graphic" style:parent-style-name="standard" style:list-style-name="L1">
      <style:graphic-properties draw:fill="none" loext:fill-use-slide-background="false" draw:textarea-horizontal-align="center" draw:textarea-vertical-align="middle" draw:auto-grow-height="false" fo:min-height="0.7cm" fo:min-width="5.75cm" style:writing-mode="lr-tb" loext:decorative="false"/>
      <style:paragraph-properties style:writing-mode="lr-tb"/>
    </style:style>
    <style:style style:name="gr14" style:family="graphic" style:parent-style-name="objectwithoutfill">
      <style:graphic-properties draw:marker-start="Puntas_20_de_20_flecha_20_13" draw:marker-start-width="0.3cm" draw:marker-end="Puntas_20_de_20_flecha_20_14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start="Puntas_20_de_20_flecha_20_15" draw:marker-start-width="0.3cm" draw:marker-end="Puntas_20_de_20_flecha_20_16" draw:marker-end-width="0.3cm" draw:fill="none" draw:textarea-vertical-align="middle" loext:decorative="false"/>
    </style:style>
    <style:style style:name="gr16" style:family="graphic" style:parent-style-name="standard" style:list-style-name="L1">
      <style:graphic-properties draw:fill="none" loext:fill-use-slide-background="false" draw:textarea-horizontal-align="center" draw:textarea-vertical-align="middle" draw:auto-grow-height="false" fo:min-height="0.7cm" fo:min-width="5.75cm" style:writing-mode="lr-tb" loext:decorative="false"/>
      <style:paragraph-properties style:writing-mode="lr-tb"/>
    </style:style>
    <style:style style:name="gr17" style:family="graphic" style:parent-style-name="objectwithoutfill">
      <style:graphic-properties draw:marker-start="Puntas_20_de_20_flecha_20_17" draw:marker-start-width="0.3cm" draw:marker-end="Puntas_20_de_20_flecha_20_18" draw:marker-end-width="0.3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  <style:text-properties fo:font-size="13pt" style:font-size-asian="13pt" style:font-size-complex="13pt"/>
    </style:style>
    <style:style style:name="P3" style:family="paragraph">
      <style:paragraph-properties fo:margin-left="0cm" fo:margin-right="0cm" fo:margin-top="0cm" fo:margin-bottom="0cm" fo:line-height="100%" fo:text-align="start" fo:text-indent="0cm"/>
      <style:text-properties fo:font-size="13pt" style:font-size-asian="13pt" style:font-size-complex="13pt"/>
    </style:style>
    <style:style style:name="P4" style:family="paragraph">
      <loext:graphic-properties draw:fill="none"/>
      <style:paragraph-properties fo:text-align="start" style:writing-mode="lr-tb"/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7" style:family="paragraph">
      <style:paragraph-properties fo:margin-left="0cm" fo:margin-right="0cm" fo:margin-top="0.42cm" fo:margin-bottom="0.35cm" fo:line-height="100%" fo:text-align="center" fo:text-indent="0cm"/>
      <style:text-properties fo:font-size="13pt" style:font-size-asian="13pt" style:font-size-complex="13pt"/>
    </style:style>
    <style:style style:name="P8" style:family="paragraph">
      <loext:graphic-properties draw:fill="none"/>
      <style:paragraph-properties fo:margin-left="0cm" fo:margin-right="0cm" fo:margin-top="0.42cm" fo:margin-bottom="0.35cm" fo:line-height="100%" fo:text-align="center" fo:text-indent="0cm" style:writing-mode="lr-tb"/>
      <style:text-properties fo:font-size="13pt" style:font-size-asian="13pt" style:font-size-complex="13pt"/>
    </style:style>
    <style:style style:name="P9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1.75cm" svg:height="17.75cm" svg:x="1cm" svg:y="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8.35cm" svg:height="5.2cm" svg:x="1.9cm" svg:y="3.05cm">
          <text:p text:style-name="P2"><text:span text:style-name="T1">feature1.specs.ts</text:span></text:p>
          <text:p text:style-name="P2"><text:span text:style-name="T1">---</text:span></text:p>
          <text:p text:style-name="P2"><text:span text:style-name="T1">test.beforeEach(async ({...}) =&gt; {</text:span></text:p>
          <text:p text:style-name="P2"><text:span text:style-name="T1"><text:s text:c="4"/>code</text:span></text:p>
          <text:p text:style-name="P2"><text:span text:style-name="T1">})</text:span></text:p>
          <text:p text:style-name="P2"><text:span text:style-name="T1"/></text:p>
          <text:p text:style-name="P2"><text:span text:style-name="T2">test(‘test 1’, async ({</text:span><text:span text:style-name="T1">…}) =&gt; { code })</text:span></text:p>
          <text:p text:style-name="P2"><text:span text:style-name="T1"/></text:p>
          <text:p text:style-name="P3"><text:span text:style-name="T1">test(‘test 2’, async ({...}) =&gt; { code }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35cm" svg:height="1.15cm" svg:x="1.9cm" svg:y="8.85cm">
          <text:p text:style-name="P2"><text:span text:style-name="T1">feature1.spe2s.ts ….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3" draw:id="id3" draw:layer="layout" svg:width="3.05cm" svg:height="2.2cm" svg:x="11.9cm" svg:y="3cm">
          <text:p text:style-name="P5"><text:span text:style-name="T1">Page object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5" draw:id="id5" draw:layer="layout" svg:width="6.25cm" svg:height="0.95cm" svg:x="13.6cm" svg:y="6.6cm">
          <text:p text:style-name="P7"><text:span text:style-name="T1">@playwright/test { request }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5cm" svg:height="1.4cm" svg:x="11.5cm" svg:y="16.6cm">
          <text:p text:style-name="P5"><text:span text:style-name="T1">playwright.config.t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2" draw:id="id2" draw:layer="layout" svg:width="3.05cm" svg:height="2.2cm" svg:x="23.6cm" svg:y="3cm">
          <text:p text:style-name="P5"><text:span text:style-name="T1">Web pag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6" draw:id="id6" draw:layer="layout" svg:width="3.05cm" svg:height="2.2cm" svg:x="23.7cm" svg:y="6cm">
          <text:p text:style-name="P5"><text:span text:style-name="T1">Web </text:span></text:p>
          <text:p text:style-name="P5"><text:span text:style-name="T1">servic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1" draw:id="id1" draw:layer="layout" svg:width="6.15cm" svg:height="0.95cm" svg:x="15.7cm" svg:y="3.6cm">
          <text:p text:style-name="P9"><text:span text:style-name="T1">@playwright/test { Page }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21.85cm" svg:y1="4.075cm" svg:x2="23.6cm" svg:y2="4.1cm" draw:start-shape="id1" draw:start-glue-point="1" draw:end-shape="id2" draw:end-glue-point="3" svg:d="M21850 4075l1750 25" svg:viewBox="0 0 1751 26">
          <text:p/>
        </draw:connector>
        <draw:connector draw:style-name="gr9" draw:text-style-name="P1" draw:layer="layout" draw:type="line" svg:x1="14.95cm" svg:y1="4.1cm" svg:x2="15.7cm" svg:y2="4.075cm" draw:start-shape="id3" draw:start-glue-point="1" draw:end-shape="id1" svg:d="M14950 4100l750-25" svg:viewBox="0 0 751 26">
          <text:p/>
        </draw:connector>
        <draw:connector draw:style-name="gr10" draw:text-style-name="P1" draw:layer="layout" draw:type="line" svg:x1="10.25cm" svg:y1="5.65cm" svg:x2="11.9cm" svg:y2="4.1cm" draw:start-shape="id4" draw:start-glue-point="1" draw:end-shape="id3" draw:end-glue-point="3" svg:d="M10250 5650l1650-1550" svg:viewBox="0 0 1651 1551">
          <text:p/>
        </draw:connector>
        <draw:custom-shape draw:style-name="gr4" draw:text-style-name="P6" draw:layer="layout" svg:width="3.05cm" svg:height="2.2cm" svg:x="2.95cm" svg:y="11.75cm">
          <text:p text:style-name="P5"><text:span text:style-name="T1">Helper objects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" svg:x1="10.25cm" svg:y1="5.65cm" svg:x2="13.6cm" svg:y2="7.075cm" draw:start-shape="id4" draw:start-glue-point="1" draw:end-shape="id5" draw:end-glue-point="3" svg:d="M10250 5650l3350 1425" svg:viewBox="0 0 3351 1426">
          <text:p/>
        </draw:connector>
        <draw:connector draw:style-name="gr12" draw:text-style-name="P1" draw:layer="layout" draw:type="line" svg:x1="19.85cm" svg:y1="7.075cm" svg:x2="23.7cm" svg:y2="7.1cm" draw:start-shape="id5" draw:start-glue-point="1" draw:end-shape="id6" draw:end-glue-point="3" svg:d="M19850 7075l3850 25" svg:viewBox="0 0 3851 26">
          <text:p/>
        </draw:connector>
        <draw:custom-shape draw:style-name="gr13" draw:text-style-name="P8" xml:id="id7" draw:id="id7" draw:layer="layout" svg:width="6.25cm" svg:height="0.95cm" svg:x="13.7cm" svg:y="8.4cm">
          <text:p text:style-name="P7"><text:span text:style-name="T1">@playwright/test { expect }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line" svg:x1="10.25cm" svg:y1="5.65cm" svg:x2="13.7cm" svg:y2="8.875cm" draw:start-shape="id4" draw:start-glue-point="1" draw:end-shape="id7" svg:d="M10250 5650l3450 3225" svg:viewBox="0 0 3451 3226">
          <text:p/>
        </draw:connector>
        <draw:custom-shape draw:style-name="gr4" draw:text-style-name="P6" xml:id="id8" draw:id="id8" draw:layer="layout" svg:width="3.05cm" svg:height="2.2cm" svg:x="23.65cm" svg:y="9cm">
          <text:p text:style-name="P5"><text:span text:style-name="T1">Test report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line" svg:x1="19.95cm" svg:y1="8.875cm" svg:x2="25.175cm" svg:y2="9cm" draw:start-shape="id7" draw:start-glue-point="1" draw:end-shape="id8" draw:end-glue-point="0" svg:d="M19950 8875l5225 125" svg:viewBox="0 0 5226 126">
          <text:p/>
        </draw:connector>
        <draw:custom-shape draw:style-name="gr16" draw:text-style-name="P8" xml:id="id9" draw:id="id9" draw:layer="layout" svg:width="6.25cm" svg:height="0.95cm" svg:x="7cm" svg:y="11.25cm">
          <text:p text:style-name="P7"><text:span text:style-name="T1">@playwright/test { test }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" svg:x1="10.25cm" svg:y1="5.65cm" svg:x2="10.125cm" svg:y2="11.25cm" draw:start-shape="id4" draw:start-glue-point="1" draw:end-shape="id9" draw:end-glue-point="0" svg:d="M10250 5650l-125 5600" svg:viewBox="0 0 126 5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14" draw:display-name="Puntas de flecha 14" svg:viewBox="0 0 20 20" svg:d="M0 20l10-20 10 20z"/>
    <draw:marker draw:name="Puntas_20_de_20_flecha_20_15" draw:display-name="Puntas de flecha 15" svg:viewBox="0 0 20 20" svg:d="M0 20l10-20 10 20z"/>
    <draw:marker draw:name="Puntas_20_de_20_flecha_20_16" draw:display-name="Puntas de flecha 16" svg:viewBox="0 0 20 20" svg:d="M0 20l10-20 10 20z"/>
    <draw:marker draw:name="Puntas_20_de_20_flecha_20_17" draw:display-name="Puntas de flecha 17" svg:viewBox="0 0 20 20" svg:d="M0 20l10-20 10 20z"/>
    <draw:marker draw:name="Puntas_20_de_20_flecha_20_18" draw:display-name="Puntas de flecha 18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C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16T23:49:13.025093500</meta:creation-date>
    <dc:date>2025-08-17T23:52:35.883140900</dc:date>
    <meta:editing-duration>PT1M31S</meta:editing-duration>
    <meta:editing-cycles>2</meta:editing-cycles>
    <meta:generator>LibreOffice/25.2.5.1$Windows_X86_64 LibreOffice_project/484541f705153d4ff78284873b0153c3e5a280db</meta:generator>
    <meta:document-statistic meta:object-count="21"/>
  </office:meta>
</office:document-meta>
</file>